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475485436893204" calcext:value-type="float">
            <text:p>0.4754854368932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647330097087379" calcext:value-type="float">
            <text:p>0.6473300970873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12864077669903" calcext:value-type="float">
            <text:p>0.712864077669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0145631067961" calcext:value-type="float">
            <text:p>0.7201456310679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7233009708738" calcext:value-type="float">
            <text:p>0.717233009708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203883495146" calcext:value-type="float">
            <text:p>0.7182038834951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1868932038835" calcext:value-type="float">
            <text:p>0.718689320388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15291262135922" calcext:value-type="float">
            <text:p>0.7152912621359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8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8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8"/>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0.85pt" svg:y="15.62pt">
            <draw:object draw:notify-on-update-of-ranges="Sheet2.A2:Sheet2.A124 Sheet2.B2:Sheet2.B1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s of unlabeled data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9563106796116" calcext:value-type="float">
            <text:p>0.73956310679611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41019417475728" calcext:value-type="float">
            <text:p>0.74101941747572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40533980582524" calcext:value-type="float">
            <text:p>0.7405339805825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743446601941748" calcext:value-type="float">
            <text:p>0.74344660194174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737864077669903" calcext:value-type="float">
            <text:p>0.7378640776699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738834951456311" calcext:value-type="float">
            <text:p>0.7388349514563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36893203883495" calcext:value-type="float">
            <text:p>0.73689320388349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35922330097087" calcext:value-type="float">
            <text:p>0.7359223300970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737135922330097" calcext:value-type="float">
            <text:p>0.73713592233009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735922330097087" calcext:value-type="float">
            <text:p>0.73592233009708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35922330097087" calcext:value-type="float">
            <text:p>0.73592233009708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3373786407767" calcext:value-type="float">
            <text:p>0.733737864077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737621359223301" calcext:value-type="float">
            <text:p>0.73762135922330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737378640776699" calcext:value-type="float">
            <text:p>0.7373786407766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738834951456311" calcext:value-type="float">
            <text:p>0.73883495145631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73373786407767" calcext:value-type="float">
            <text:p>0.733737864077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73495145631068" calcext:value-type="float">
            <text:p>0.734951456310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735436893203883" calcext:value-type="float">
            <text:p>0.73543689320388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736407766990291" calcext:value-type="float">
            <text:p>0.73640776699029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736650485436893" calcext:value-type="float">
            <text:p>0.73665048543689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736407766990291" calcext:value-type="float">
            <text:p>0.73640776699029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37135922330097" calcext:value-type="float">
            <text:p>0.73713592233009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737621359223301" calcext:value-type="float">
            <text:p>0.73762135922330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736893203883495" calcext:value-type="float">
            <text:p>0.73689320388349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736165048543689" calcext:value-type="float">
            <text:p>0.73616504854368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737378640776699" calcext:value-type="float">
            <text:p>0.73737864077669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737135922330097" calcext:value-type="float">
            <text:p>0.73713592233009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738106796116505" calcext:value-type="float">
            <text:p>0.73810679611650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736165048543689" calcext:value-type="float">
            <text:p>0.73616504854368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736650485436893" calcext:value-type="float">
            <text:p>0.73665048543689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737621359223301" calcext:value-type="float">
            <text:p>0.7376213592233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737864077669903" calcext:value-type="float">
            <text:p>0.737864077669903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738106796116505" calcext:value-type="float">
            <text:p>0.738106796116505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739563106796116" calcext:value-type="float">
            <text:p>0.739563106796116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741747572815534" calcext:value-type="float">
            <text:p>0.74174757281553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741019417475728" calcext:value-type="float">
            <text:p>0.7410194174757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737378640776699" calcext:value-type="float">
            <text:p>0.73737864077669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735194174757281" calcext:value-type="float">
            <text:p>0.73519417475728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734708737864078" calcext:value-type="float">
            <text:p>0.73470873786407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735436893203883" calcext:value-type="float">
            <text:p>0.73543689320388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73495145631068" calcext:value-type="float">
            <text:p>0.734951456310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734708737864078" calcext:value-type="float">
            <text:p>0.73470873786407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734223300970874" calcext:value-type="float">
            <text:p>0.73422330097087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736165048543689" calcext:value-type="float">
            <text:p>0.73616504854368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735194174757281" calcext:value-type="float">
            <text:p>0.735194174757281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736407766990291" calcext:value-type="float">
            <text:p>0.7364077669902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36893203883495" calcext:value-type="float">
            <text:p>0.73689320388349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736407766990291" calcext:value-type="float">
            <text:p>0.736407766990291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737864077669903" calcext:value-type="float">
            <text:p>0.737864077669903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737378640776699" calcext:value-type="float">
            <text:p>0.737378640776699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736407766990291" calcext:value-type="float">
            <text:p>0.73640776699029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737864077669903" calcext:value-type="float">
            <text:p>0.737864077669903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0.739805825242718" calcext:value-type="float">
            <text:p>0.739805825242718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0.737135922330097" calcext:value-type="float">
            <text:p>0.73713592233009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737621359223301" calcext:value-type="float">
            <text:p>0.737621359223301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0.737864077669903" calcext:value-type="float">
            <text:p>0.737864077669903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0.739077669902913" calcext:value-type="float">
            <text:p>0.739077669902913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0.737621359223301" calcext:value-type="float">
            <text:p>0.73762135922330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0.738349514563107" calcext:value-type="float">
            <text:p>0.7383495145631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738106796116505" calcext:value-type="float">
            <text:p>0.738106796116505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0.739805825242718" calcext:value-type="float">
            <text:p>0.739805825242718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0.741019417475728" calcext:value-type="float">
            <text:p>0.741019417475728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0.74004854368932" calcext:value-type="float">
            <text:p>0.74004854368932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0.741504854368932" calcext:value-type="float">
            <text:p>0.7415048543689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741019417475728" calcext:value-type="float">
            <text:p>0.741019417475728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0.741504854368932" calcext:value-type="float">
            <text:p>0.741504854368932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0.741019417475728" calcext:value-type="float">
            <text:p>0.741019417475728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0.741747572815534" calcext:value-type="float">
            <text:p>0.741747572815534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0.740533980582524" calcext:value-type="float">
            <text:p>0.74053398058252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741747572815534" calcext:value-type="float">
            <text:p>0.741747572815534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0.743446601941748" calcext:value-type="float">
            <text:p>0.74344660194174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0.740533980582524" calcext:value-type="float">
            <text:p>0.740533980582524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0.740291262135922" calcext:value-type="float">
            <text:p>0.740291262135922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0.741504854368932" calcext:value-type="float">
            <text:p>0.74150485436893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743932038834951" calcext:value-type="float">
            <text:p>0.743932038834951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0.742718446601942" calcext:value-type="float">
            <text:p>0.742718446601942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0.74247572815534" calcext:value-type="float">
            <text:p>0.74247572815534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0.743932038834951" calcext:value-type="float">
            <text:p>0.743932038834951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0.742233009708738" calcext:value-type="float">
            <text:p>0.74223300970873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74126213592233" calcext:value-type="float">
            <text:p>0.74126213592233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0.743932038834951" calcext:value-type="float">
            <text:p>0.743932038834951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0.746116504854369" calcext:value-type="float">
            <text:p>0.746116504854369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0.747815533980583" calcext:value-type="float">
            <text:p>0.747815533980583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0.746844660194175" calcext:value-type="float">
            <text:p>0.74684466019417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746601941747573" calcext:value-type="float">
            <text:p>0.746601941747573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0.746359223300971" calcext:value-type="float">
            <text:p>0.746359223300971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0.745873786407767" calcext:value-type="float">
            <text:p>0.745873786407767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0.745631067961165" calcext:value-type="float">
            <text:p>0.745631067961165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0.747815533980583" calcext:value-type="float">
            <text:p>0.74781553398058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74878640776699" calcext:value-type="float">
            <text:p>0.74878640776699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0.748300970873786" calcext:value-type="float">
            <text:p>0.748300970873786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0.746359223300971" calcext:value-type="float">
            <text:p>0.746359223300971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0.747572815533981" calcext:value-type="float">
            <text:p>0.747572815533981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0.747330097087379" calcext:value-type="float">
            <text:p>0.74733009708737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46116504854369" calcext:value-type="float">
            <text:p>0.746116504854369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0.748300970873786" calcext:value-type="float">
            <text:p>0.748300970873786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0.746601941747573" calcext:value-type="float">
            <text:p>0.746601941747573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0.746116504854369" calcext:value-type="float">
            <text:p>0.746116504854369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0.745873786407767" calcext:value-type="float">
            <text:p>0.74587378640776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746601941747573" calcext:value-type="float">
            <text:p>0.746601941747573</text:p>
          </table:table-cell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0.746116504854369" calcext:value-type="float">
            <text:p>0.746116504854369</text:p>
          </table:table-cell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0.746601941747573" calcext:value-type="float">
            <text:p>0.746601941747573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0.745145631067961" calcext:value-type="float">
            <text:p>0.745145631067961</text:p>
          </table:table-cell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float" office:value="0.745145631067961" calcext:value-type="float">
            <text:p>0.745145631067961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746601941747573" calcext:value-type="float">
            <text:p>0.746601941747573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0.745873786407767" calcext:value-type="float">
            <text:p>0.745873786407767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0.746116504854369" calcext:value-type="float">
            <text:p>0.746116504854369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0.744660194174757" calcext:value-type="float">
            <text:p>0.744660194174757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0.747815533980583" calcext:value-type="float">
            <text:p>0.747815533980583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745145631067961" calcext:value-type="float">
            <text:p>0.745145631067961</text:p>
          </table:table-cell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0.746359223300971" calcext:value-type="float">
            <text:p>0.746359223300971</text:p>
          </table:table-cell>
        </table:table-row>
        <table:table-row table:style-name="ro1">
          <table:table-cell office:value-type="float" office:value="23400" calcext:value-type="float">
            <text:p>23400</text:p>
          </table:table-cell>
          <table:table-cell office:value-type="float" office:value="0.747087378640777" calcext:value-type="float">
            <text:p>0.747087378640777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0.748543689320388" calcext:value-type="float">
            <text:p>0.748543689320388</text:p>
          </table:table-cell>
        </table:table-row>
        <table:table-row table:style-name="ro1">
          <table:table-cell office:value-type="float" office:value="23800" calcext:value-type="float">
            <text:p>23800</text:p>
          </table:table-cell>
          <table:table-cell office:value-type="float" office:value="0.747572815533981" calcext:value-type="float">
            <text:p>0.74757281553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747330097087379" calcext:value-type="float">
            <text:p>0.747330097087379</text:p>
          </table:table-cell>
        </table:table-row>
        <table:table-row table:style-name="ro1">
          <table:table-cell office:value-type="float" office:value="24200" calcext:value-type="float">
            <text:p>24200</text:p>
          </table:table-cell>
          <table:table-cell office:value-type="float" office:value="0.747330097087379" calcext:value-type="float">
            <text:p>0.747330097087379</text:p>
          </table:table-cell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0.748543689320388" calcext:value-type="float">
            <text:p>0.748543689320388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0.748058252427184" calcext:value-type="float">
            <text:p>0.7480582524271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Bitstream Vera Sans" style:font-family-complex="'Bitstream Ver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20:43:26.188222914</meta:creation-date>
    <dc:date>2018-04-12T22:02:34.036995466</dc:date>
    <meta:editing-duration>PT18M37S</meta:editing-duration>
    <meta:editing-cycles>2</meta:editing-cycles>
    <meta:generator>LibreOffice/6.0.3.2$Linux_X86_64 LibreOffice_project/00m0$Build-2</meta:generator>
    <meta:document-statistic meta:table-count="2" meta:cell-count="2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1:Sheet1.B9" chart:data-source-has-labels="row" svg:x="1.331cm" svg:y="0.18cm" svg:width="14.349cm" svg:height="7.659cm">
          <chartooo:coordinate-region svg:x="2.243cm" svg:y="0.379cm" svg:width="12.973cm" svg:height="6.813cm"/>
          <chart:axis chart:dimension="x" chart:name="primary-x" chart:style-name="ch3">
            <chart:title svg:x="7.892cm" svg:y="8.019cm" chart:style-name="ch4">
              <text:p>C value</text:p>
            </chart:title>
          </chart:axis>
          <chart:axis chart:dimension="y" chart:name="primary-y" chart:style-name="ch5">
            <chart:title svg:x="0.451cm" svg:y="4.728cm" chart:style-name="ch6">
              <text:p>Accuracy</text:p>
            </chart:title>
            <chart:grid chart:style-name="ch7" chart:class="major"/>
          </chart:axis>
          <chart:series chart:style-name="ch8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Sheet1.A2:Sheet1.A9</svg:desc>
                </draw:g>
              </table:table-cell>
              <table:table-cell office:value-type="float" office:value="0.475485436893204">
                <text:p>0.475485436893204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647330097087379">
                <text:p>0.647330097087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712864077669903">
                <text:p>0.712864077669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20145631067961">
                <text:p>0.720145631067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717233009708738">
                <text:p>0.717233009708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718203883495146">
                <text:p>0.718203883495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71868932038835">
                <text:p>0.71868932038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">
                <text:p>10000</text:p>
              </table:table-cell>
              <table:table-cell office:value-type="float" office:value="0.715291262135922">
                <text:p>0.715291262135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6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:Sheet2.B124" svg:x="1.331cm" svg:y="0.18cm" svg:width="14.349cm" svg:height="7.659cm">
          <chartooo:coordinate-region svg:x="2.429cm" svg:y="0.38cm" svg:width="13.251cm" svg:height="6.813cm"/>
          <chart:axis chart:dimension="x" chart:name="primary-x" chart:style-name="ch3">
            <chart:title svg:x="6.516cm" svg:y="8.019cm" chart:style-name="ch4">
              <text:p>Samples of unlabeled data</text:p>
            </chart:title>
          </chart:axis>
          <chart:axis chart:dimension="y" chart:name="primary-y" chart:style-name="ch5">
            <chart:title svg:x="0.451cm" svg:y="4.728cm" chart:style-name="ch6">
              <text:p>Accuracy</text:p>
            </chart:title>
            <chart:grid chart:style-name="ch7" chart:class="major"/>
          </chart:axis>
          <chart:series chart:style-name="ch8" chart:values-cell-range-address="Sheet2.B2:Sheet2.B124" chart:class="chart:scatter">
            <chart:domain table:cell-range-address="Sheet2.A2:Sheet2.A124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2.A2:Sheet2.A124</svg:desc>
                </draw:g>
              </table:table-cell>
              <table:table-cell office:value-type="float" office:value="0.739563106796116">
                <text:p>0.739563106796116</text:p>
                <draw:g>
                  <svg:desc>Sheet2.B2:Sheet2.B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741019417475728">
                <text:p>0.741019417475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.740533980582524">
                <text:p>0.740533980582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  <table:table-cell office:value-type="float" office:value="0.743446601941748">
                <text:p>0.743446601941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">
                <text:p>1600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0.738834951456311">
                <text:p>0.738834951456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0.736893203883495">
                <text:p>0.736893203883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">
                <text:p>2200</text:p>
              </table:table-cell>
              <table:table-cell office:value-type="float" office:value="0.735922330097087">
                <text:p>0.735922330097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0.737135922330097">
                <text:p>0.737135922330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">
                <text:p>2600</text:p>
              </table:table-cell>
              <table:table-cell office:value-type="float" office:value="0.735922330097087">
                <text:p>0.7359223300970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35922330097087">
                <text:p>0.735922330097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0.73373786407767">
                <text:p>0.733737864077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">
                <text:p>3200</text:p>
              </table:table-cell>
              <table:table-cell office:value-type="float" office:value="0.737621359223301">
                <text:p>0.737621359223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">
                <text:p>3400</text:p>
              </table:table-cell>
              <table:table-cell office:value-type="float" office:value="0.737378640776699">
                <text:p>0.737378640776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">
                <text:p>3600</text:p>
              </table:table-cell>
              <table:table-cell office:value-type="float" office:value="0.738834951456311">
                <text:p>0.738834951456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">
                <text:p>3800</text:p>
              </table:table-cell>
              <table:table-cell office:value-type="float" office:value="0.73373786407767">
                <text:p>0.73373786407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0.73495145631068">
                <text:p>0.73495145631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">
                <text:p>4200</text:p>
              </table:table-cell>
              <table:table-cell office:value-type="float" office:value="0.735436893203883">
                <text:p>0.735436893203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">
                <text:p>4400</text:p>
              </table:table-cell>
              <table:table-cell office:value-type="float" office:value="0.736407766990291">
                <text:p>0.7364077669902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">
                <text:p>4600</text:p>
              </table:table-cell>
              <table:table-cell office:value-type="float" office:value="0.736650485436893">
                <text:p>0.7366504854368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">
                <text:p>4800</text:p>
              </table:table-cell>
              <table:table-cell office:value-type="float" office:value="0.736407766990291">
                <text:p>0.7364077669902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">
                <text:p>5000</text:p>
              </table:table-cell>
              <table:table-cell office:value-type="float" office:value="0.737135922330097">
                <text:p>0.737135922330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">
                <text:p>5200</text:p>
              </table:table-cell>
              <table:table-cell office:value-type="float" office:value="0.737621359223301">
                <text:p>0.737621359223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">
                <text:p>5400</text:p>
              </table:table-cell>
              <table:table-cell office:value-type="float" office:value="0.736893203883495">
                <text:p>0.7368932038834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">
                <text:p>5600</text:p>
              </table:table-cell>
              <table:table-cell office:value-type="float" office:value="0.736165048543689">
                <text:p>0.7361650485436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">
                <text:p>5800</text:p>
              </table:table-cell>
              <table:table-cell office:value-type="float" office:value="0.737378640776699">
                <text:p>0.737378640776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">
                <text:p>6000</text:p>
              </table:table-cell>
              <table:table-cell office:value-type="float" office:value="0.737135922330097">
                <text:p>0.737135922330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">
                <text:p>6200</text:p>
              </table:table-cell>
              <table:table-cell office:value-type="float" office:value="0.738106796116505">
                <text:p>0.738106796116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">
                <text:p>6400</text:p>
              </table:table-cell>
              <table:table-cell office:value-type="float" office:value="0.736165048543689">
                <text:p>0.736165048543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">
                <text:p>6600</text:p>
              </table:table-cell>
              <table:table-cell office:value-type="float" office:value="0.736650485436893">
                <text:p>0.736650485436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">
                <text:p>6800</text:p>
              </table:table-cell>
              <table:table-cell office:value-type="float" office:value="0.737621359223301">
                <text:p>0.7376213592233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">
                <text:p>7200</text:p>
              </table:table-cell>
              <table:table-cell office:value-type="float" office:value="0.738106796116505">
                <text:p>0.738106796116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">
                <text:p>7400</text:p>
              </table:table-cell>
              <table:table-cell office:value-type="float" office:value="0.739563106796116">
                <text:p>0.739563106796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">
                <text:p>7600</text:p>
              </table:table-cell>
              <table:table-cell office:value-type="float" office:value="0.741747572815534">
                <text:p>0.741747572815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">
                <text:p>7800</text:p>
              </table:table-cell>
              <table:table-cell office:value-type="float" office:value="0.741019417475728">
                <text:p>0.741019417475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">
                <text:p>8000</text:p>
              </table:table-cell>
              <table:table-cell office:value-type="float" office:value="0.737378640776699">
                <text:p>0.737378640776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">
                <text:p>8200</text:p>
              </table:table-cell>
              <table:table-cell office:value-type="float" office:value="0.735194174757281">
                <text:p>0.735194174757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">
                <text:p>8400</text:p>
              </table:table-cell>
              <table:table-cell office:value-type="float" office:value="0.734708737864078">
                <text:p>0.734708737864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">
                <text:p>8600</text:p>
              </table:table-cell>
              <table:table-cell office:value-type="float" office:value="0.735436893203883">
                <text:p>0.7354368932038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">
                <text:p>8800</text:p>
              </table:table-cell>
              <table:table-cell office:value-type="float" office:value="0.73495145631068">
                <text:p>0.734951456310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  <table:table-cell office:value-type="float" office:value="0.734708737864078">
                <text:p>0.7347087378640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">
                <text:p>9200</text:p>
              </table:table-cell>
              <table:table-cell office:value-type="float" office:value="0.734223300970874">
                <text:p>0.734223300970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">
                <text:p>9400</text:p>
              </table:table-cell>
              <table:table-cell office:value-type="float" office:value="0.736165048543689">
                <text:p>0.736165048543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">
                <text:p>9600</text:p>
              </table:table-cell>
              <table:table-cell office:value-type="float" office:value="0.735194174757281">
                <text:p>0.735194174757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">
                <text:p>9800</text:p>
              </table:table-cell>
              <table:table-cell office:value-type="float" office:value="0.736407766990291">
                <text:p>0.7364077669902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">
                <text:p>10000</text:p>
              </table:table-cell>
              <table:table-cell office:value-type="float" office:value="0.736893203883495">
                <text:p>0.736893203883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">
                <text:p>10200</text:p>
              </table:table-cell>
              <table:table-cell office:value-type="float" office:value="0.736407766990291">
                <text:p>0.7364077669902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">
                <text:p>10400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">
                <text:p>10600</text:p>
              </table:table-cell>
              <table:table-cell office:value-type="float" office:value="0.737378640776699">
                <text:p>0.7373786407766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">
                <text:p>10800</text:p>
              </table:table-cell>
              <table:table-cell office:value-type="float" office:value="0.736407766990291">
                <text:p>0.736407766990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">
                <text:p>11000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">
                <text:p>112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">
                <text:p>114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">
                <text:p>11600</text:p>
              </table:table-cell>
              <table:table-cell office:value-type="float" office:value="0.739805825242718">
                <text:p>0.739805825242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">
                <text:p>11800</text:p>
              </table:table-cell>
              <table:table-cell office:value-type="float" office:value="0.737135922330097">
                <text:p>0.7371359223300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">
                <text:p>12000</text:p>
              </table:table-cell>
              <table:table-cell office:value-type="float" office:value="0.737621359223301">
                <text:p>0.737621359223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">
                <text:p>12200</text:p>
              </table:table-cell>
              <table:table-cell office:value-type="float" office:value="0.737864077669903">
                <text:p>0.737864077669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">
                <text:p>12400</text:p>
              </table:table-cell>
              <table:table-cell office:value-type="float" office:value="0.739077669902913">
                <text:p>0.7390776699029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">
                <text:p>12600</text:p>
              </table:table-cell>
              <table:table-cell office:value-type="float" office:value="0.737621359223301">
                <text:p>0.737621359223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">
                <text:p>12800</text:p>
              </table:table-cell>
              <table:table-cell office:value-type="float" office:value="0.738349514563107">
                <text:p>0.738349514563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">
                <text:p>13000</text:p>
              </table:table-cell>
              <table:table-cell office:value-type="float" office:value="0.738106796116505">
                <text:p>0.7381067961165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">
                <text:p>13200</text:p>
              </table:table-cell>
              <table:table-cell office:value-type="float" office:value="0.739805825242718">
                <text:p>0.7398058252427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">
                <text:p>13400</text:p>
              </table:table-cell>
              <table:table-cell office:value-type="float" office:value="0.741019417475728">
                <text:p>0.7410194174757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">
                <text:p>13600</text:p>
              </table:table-cell>
              <table:table-cell office:value-type="float" office:value="0.74004854368932">
                <text:p>0.74004854368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">
                <text:p>13800</text:p>
              </table:table-cell>
              <table:table-cell office:value-type="float" office:value="0.741504854368932">
                <text:p>0.741504854368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">
                <text:p>14000</text:p>
              </table:table-cell>
              <table:table-cell office:value-type="float" office:value="0.741019417475728">
                <text:p>0.741019417475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">
                <text:p>14200</text:p>
              </table:table-cell>
              <table:table-cell office:value-type="float" office:value="0.741504854368932">
                <text:p>0.741504854368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">
                <text:p>14400</text:p>
              </table:table-cell>
              <table:table-cell office:value-type="float" office:value="0.741019417475728">
                <text:p>0.741019417475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">
                <text:p>14600</text:p>
              </table:table-cell>
              <table:table-cell office:value-type="float" office:value="0.741747572815534">
                <text:p>0.741747572815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">
                <text:p>14800</text:p>
              </table:table-cell>
              <table:table-cell office:value-type="float" office:value="0.740533980582524">
                <text:p>0.7405339805825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">
                <text:p>15000</text:p>
              </table:table-cell>
              <table:table-cell office:value-type="float" office:value="0.741747572815534">
                <text:p>0.741747572815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">
                <text:p>15200</text:p>
              </table:table-cell>
              <table:table-cell office:value-type="float" office:value="0.743446601941748">
                <text:p>0.7434466019417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">
                <text:p>15400</text:p>
              </table:table-cell>
              <table:table-cell office:value-type="float" office:value="0.740533980582524">
                <text:p>0.7405339805825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">
                <text:p>15600</text:p>
              </table:table-cell>
              <table:table-cell office:value-type="float" office:value="0.740291262135922">
                <text:p>0.740291262135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">
                <text:p>15800</text:p>
              </table:table-cell>
              <table:table-cell office:value-type="float" office:value="0.741504854368932">
                <text:p>0.741504854368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">
                <text:p>16000</text:p>
              </table:table-cell>
              <table:table-cell office:value-type="float" office:value="0.743932038834951">
                <text:p>0.7439320388349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">
                <text:p>16200</text:p>
              </table:table-cell>
              <table:table-cell office:value-type="float" office:value="0.742718446601942">
                <text:p>0.742718446601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">
                <text:p>16400</text:p>
              </table:table-cell>
              <table:table-cell office:value-type="float" office:value="0.74247572815534">
                <text:p>0.74247572815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">
                <text:p>16600</text:p>
              </table:table-cell>
              <table:table-cell office:value-type="float" office:value="0.743932038834951">
                <text:p>0.7439320388349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">
                <text:p>16800</text:p>
              </table:table-cell>
              <table:table-cell office:value-type="float" office:value="0.742233009708738">
                <text:p>0.742233009708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">
                <text:p>17000</text:p>
              </table:table-cell>
              <table:table-cell office:value-type="float" office:value="0.74126213592233">
                <text:p>0.74126213592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">
                <text:p>17200</text:p>
              </table:table-cell>
              <table:table-cell office:value-type="float" office:value="0.743932038834951">
                <text:p>0.743932038834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">
                <text:p>17400</text:p>
              </table:table-cell>
              <table:table-cell office:value-type="float" office:value="0.746116504854369">
                <text:p>0.7461165048543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">
                <text:p>17600</text:p>
              </table:table-cell>
              <table:table-cell office:value-type="float" office:value="0.747815533980583">
                <text:p>0.7478155339805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">
                <text:p>17800</text:p>
              </table:table-cell>
              <table:table-cell office:value-type="float" office:value="0.746844660194175">
                <text:p>0.746844660194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">
                <text:p>18000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">
                <text:p>18200</text:p>
              </table:table-cell>
              <table:table-cell office:value-type="float" office:value="0.746359223300971">
                <text:p>0.7463592233009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">
                <text:p>18400</text:p>
              </table:table-cell>
              <table:table-cell office:value-type="float" office:value="0.745873786407767">
                <text:p>0.7458737864077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">
                <text:p>18600</text:p>
              </table:table-cell>
              <table:table-cell office:value-type="float" office:value="0.745631067961165">
                <text:p>0.7456310679611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">
                <text:p>18800</text:p>
              </table:table-cell>
              <table:table-cell office:value-type="float" office:value="0.747815533980583">
                <text:p>0.747815533980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">
                <text:p>19000</text:p>
              </table:table-cell>
              <table:table-cell office:value-type="float" office:value="0.74878640776699">
                <text:p>0.748786407766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">
                <text:p>19200</text:p>
              </table:table-cell>
              <table:table-cell office:value-type="float" office:value="0.748300970873786">
                <text:p>0.748300970873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">
                <text:p>19400</text:p>
              </table:table-cell>
              <table:table-cell office:value-type="float" office:value="0.746359223300971">
                <text:p>0.7463592233009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">
                <text:p>19600</text:p>
              </table:table-cell>
              <table:table-cell office:value-type="float" office:value="0.747572815533981">
                <text:p>0.747572815533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">
                <text:p>19800</text:p>
              </table:table-cell>
              <table:table-cell office:value-type="float" office:value="0.747330097087379">
                <text:p>0.747330097087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">
                <text:p>20000</text:p>
              </table:table-cell>
              <table:table-cell office:value-type="float" office:value="0.746116504854369">
                <text:p>0.7461165048543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0">
                <text:p>20200</text:p>
              </table:table-cell>
              <table:table-cell office:value-type="float" office:value="0.748300970873786">
                <text:p>0.7483009708737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0">
                <text:p>20400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0">
                <text:p>20600</text:p>
              </table:table-cell>
              <table:table-cell office:value-type="float" office:value="0.746116504854369">
                <text:p>0.7461165048543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0">
                <text:p>20800</text:p>
              </table:table-cell>
              <table:table-cell office:value-type="float" office:value="0.745873786407767">
                <text:p>0.745873786407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0">
                <text:p>21000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0">
                <text:p>21200</text:p>
              </table:table-cell>
              <table:table-cell office:value-type="float" office:value="0.746116504854369">
                <text:p>0.7461165048543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0">
                <text:p>21400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0">
                <text:p>21600</text:p>
              </table:table-cell>
              <table:table-cell office:value-type="float" office:value="0.745145631067961">
                <text:p>0.7451456310679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0">
                <text:p>21800</text:p>
              </table:table-cell>
              <table:table-cell office:value-type="float" office:value="0.745145631067961">
                <text:p>0.7451456310679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0">
                <text:p>22000</text:p>
              </table:table-cell>
              <table:table-cell office:value-type="float" office:value="0.746601941747573">
                <text:p>0.7466019417475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0">
                <text:p>22200</text:p>
              </table:table-cell>
              <table:table-cell office:value-type="float" office:value="0.745873786407767">
                <text:p>0.745873786407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0">
                <text:p>22400</text:p>
              </table:table-cell>
              <table:table-cell office:value-type="float" office:value="0.746116504854369">
                <text:p>0.7461165048543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0">
                <text:p>22600</text:p>
              </table:table-cell>
              <table:table-cell office:value-type="float" office:value="0.744660194174757">
                <text:p>0.7446601941747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0">
                <text:p>22800</text:p>
              </table:table-cell>
              <table:table-cell office:value-type="float" office:value="0.747815533980583">
                <text:p>0.747815533980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0">
                <text:p>23000</text:p>
              </table:table-cell>
              <table:table-cell office:value-type="float" office:value="0.745145631067961">
                <text:p>0.7451456310679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0">
                <text:p>23200</text:p>
              </table:table-cell>
              <table:table-cell office:value-type="float" office:value="0.746359223300971">
                <text:p>0.7463592233009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0">
                <text:p>23400</text:p>
              </table:table-cell>
              <table:table-cell office:value-type="float" office:value="0.747087378640777">
                <text:p>0.7470873786407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0">
                <text:p>23600</text:p>
              </table:table-cell>
              <table:table-cell office:value-type="float" office:value="0.748543689320388">
                <text:p>0.7485436893203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0">
                <text:p>23800</text:p>
              </table:table-cell>
              <table:table-cell office:value-type="float" office:value="0.747572815533981">
                <text:p>0.747572815533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0">
                <text:p>24000</text:p>
              </table:table-cell>
              <table:table-cell office:value-type="float" office:value="0.747330097087379">
                <text:p>0.7473300970873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0">
                <text:p>24200</text:p>
              </table:table-cell>
              <table:table-cell office:value-type="float" office:value="0.747330097087379">
                <text:p>0.7473300970873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0">
                <text:p>24400</text:p>
              </table:table-cell>
              <table:table-cell office:value-type="float" office:value="0.748543689320388">
                <text:p>0.748543689320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0">
                <text:p>24600</text:p>
              </table:table-cell>
              <table:table-cell office:value-type="float" office:value="0.748058252427184">
                <text:p>0.7480582524271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